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5DC00000465191266379A986CA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6d9f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cm" svg:stroke-color="#000000" draw:fill="solid" draw:fill-color="#ff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3.04cm" style:use-optimal-column-width="false"/>
    </style:style>
    <style:style style:name="co2" style:family="table-column">
      <style:table-column-properties style:column-width="2.396cm" style:use-optimal-column-width="false"/>
    </style:style>
    <style:style style:name="co3" style:family="table-column">
      <style:table-column-properties style:column-width="3.935cm" style:use-optimal-column-width="false"/>
    </style:style>
    <style:style style:name="co4" style:family="table-column">
      <style:table-column-properties style:column-width="1.287cm" style:use-optimal-column-width="false"/>
    </style:style>
    <style:style style:name="co5" style:family="table-column">
      <style:table-column-properties style:column-width="4.067cm" style:use-optimal-column-width="false"/>
    </style:style>
    <style:style style:name="co6" style:family="table-column">
      <style:table-column-properties style:column-width="4.122cm" style:use-optimal-column-width="false"/>
    </style:style>
    <style:style style:name="co7" style:family="table-column">
      <style:table-column-properties style:column-width="4.123cm" style:use-optimal-column-width="false"/>
    </style:style>
    <style:style style:name="co8" style:family="table-column">
      <style:table-column-properties style:column-width="2.942cm" style:use-optimal-column-width="false"/>
    </style:style>
    <style:style style:name="co9" style:family="table-column">
      <style:table-column-properties style:column-width="2.54cm" style:use-optimal-column-width="false"/>
    </style:style>
    <style:style style:name="co10" style:family="table-column">
      <style:table-column-properties style:column-width="1.681cm" style:use-optimal-column-width="false"/>
    </style:style>
    <style:style style:name="co11" style:family="table-column">
      <style:table-column-properties style:column-width="1.682cm" style:use-optimal-column-width="false"/>
    </style:style>
    <style:style style:name="co12" style:family="table-column">
      <style:table-column-properties style:column-width="2.617cm" style:use-optimal-column-width="false"/>
    </style:style>
    <style:style style:name="co13" style:family="table-column">
      <style:table-column-properties style:column-width="2.468cm" style:use-optimal-column-width="false"/>
    </style:style>
    <style:style style:name="co14" style:family="table-column">
      <style:table-column-properties style:column-width="2.218cm" style:use-optimal-column-width="false"/>
    </style:style>
    <style:style style:name="co15" style:family="table-column">
      <style:table-column-properties style:column-width="2.469cm" style:use-optimal-column-width="false"/>
    </style:style>
    <style:style style:name="ro1" style:family="table-row">
      <style:table-row-properties style:row-height="1.661cm"/>
    </style:style>
    <style:style style:name="ro2" style:family="table-row">
      <style:table-row-properties style:row-height="0.96cm"/>
    </style:style>
    <style:style style:name="ro3" style:family="table-row">
      <style:table-row-properties style:row-height="0.959cm"/>
    </style:style>
    <style:style style:name="ro4" style:family="table-row">
      <style:table-row-properties style:row-height="1.03cm"/>
    </style:style>
    <style:style style:name="ro5" style:family="table-row">
      <style:table-row-properties style:row-height="1.031cm"/>
    </style:style>
    <style:style style:name="ro6" style:family="table-row">
      <style:table-row-properties style:row-height="1.017cm"/>
    </style:style>
    <style:style style:name="ro7" style:family="table-row">
      <style:table-row-properties style:row-height="1.271cm"/>
    </style:style>
    <style:style style:name="ro8" style:family="table-row">
      <style:table-row-properties style:row-height="0.958cm"/>
    </style:style>
    <style:style style:name="ce1" style:family="table-cell">
      <loext:graphic-properties draw:fill="solid" draw:fill-color="#c0504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c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92d05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solid" draw:fill-color="#c6d9f1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20: Cache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Motivation</text:span></text:p>
              </text:list-item>
              <text:list-item>
                <text:p text:style-name="P12"><text:span text:style-name="T5">The cache concept</text:span></text:p>
              </text:list-item>
              <text:list-item>
                <text:p text:style-name="P12"><text:span text:style-name="T5">Cache organization</text:span></text:p>
              </text:list-item>
              <text:list-item>
                <text:p text:style-name="P12"><text:span text:style-name="T5">Directly mapped cache</text:span></text:p>
              </text:list-item>
              <text:list-item>
                <text:p text:style-name="P12"><text:span text:style-name="T5">Fully associative cache</text:span></text:p>
              </text:list-item>
              <text:list-item>
                <text:p text:style-name="P12"><text:span text:style-name="T5">K-way associative cache</text:span></text:p>
              </text:list-item>
              <text:list-item>
                <text:p text:style-name="P12"><text:span text:style-name="T5">Replacement policy</text:span></text:p>
              </text:list-item>
              <text:list-item>
                <text:p text:style-name="P12"><text:span text:style-name="T5">Write policie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otivation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ccessing main memory (usually external DRAM) is slow due to latency of memory controller and memory itself </text:span></text:p>
              </text:list-item>
              <text:list-item>
                <text:p text:style-name="P12"><text:span text:style-name="T5">The cache is a smaller SRAM </text:span><text:span text:style-name="T6">on chip </text:span><text:span text:style-name="T5">memory that can be accessed in 1 clock cycle preferably</text:span></text:p>
              </text:list-item>
              <text:list-item>
                <text:p text:style-name="P12"><text:span text:style-name="T5">Typical cache sizes are in the order of 10s of kB</text:span></text:p>
              </text:list-item>
              <text:list-item>
                <text:p text:style-name="P12"><text:span text:style-name="T5">Data word (32 or 64 bits) accessed using a <text:s/>parallel bu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Cache concept" draw:style-name="dp1" draw:master-page-name="Title_20__2b__20_Content" presentation:presentation-page-layout-name="AL1T11">
        <draw:custom-shape draw:name="Rectangle 8" draw:style-name="gr2" draw:text-style-name="P14" draw:layer="layout" svg:width="9.464cm" svg:height="4.757cm" svg:x="7.729cm" svg:y="6.456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Cache concep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draw:layer="layout" svg:width="3.648cm" svg:height="2.754cm" svg:x="8.382cm" svg:y="6.986cm">
          <text:p text:style-name="P15"><text:span text:style-name="T7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3.648cm" svg:height="2.754cm" svg:x="12.061cm" svg:y="6.986cm">
          <text:p text:style-name="P15"><text:span text:style-name="T7">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6.083cm" svg:height="4.089cm" svg:x="18.461cm" svg:y="6.507cm">
          <text:p text:style-name="P15"><text:span text:style-name="T7">Memory 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18" draw:layer="layout" svg:width="4.305cm" svg:height="1.013cm" svg:x="19.343cm" svg:y="9.464cm">
          <text:p text:style-name="P17"><text:span text:style-name="T8">Large /slo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8" draw:layer="layout" svg:width="3.289cm" svg:height="1.013cm" svg:x="12.049cm" svg:y="9.832cm">
          <text:p text:style-name="P17"><text:span text:style-name="T8">Small/f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18" draw:layer="layout" svg:width="6.531cm" svg:height="1.013cm" svg:x="16.481cm" svg:y="16.638cm">
          <text:p text:style-name="P17"><text:span text:style-name="T8">Very large / very s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18" draw:layer="layout" svg:width="8.701cm" svg:height="4.061cm" svg:x="0.082cm" svg:y="9.665cm">
          <text:p text:style-name="P17"><text:span text:style-name="T9">Probability of</text:span></text:p>
          <text:list text:style-name="L7">
            <text:list-item>
              <text:p text:style-name="P17"><text:span text:style-name="T8">Data in cache (p): HIGH</text:span></text:p>
            </text:list-item>
            <text:list-item>
              <text:p text:style-name="P17"><text:span text:style-name="T8">Data in memory: MEDIUM</text:span></text:p>
            </text:list-item>
            <text:list-item>
              <text:p text:style-name="P17"><text:span text:style-name="T8">Data in disk: LOW</text:span></text:p>
            </text:list-item>
          </text:list>
          <text:p text:style-name="P1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" draw:text-style-name="P18" draw:layer="layout" svg:width="11.103cm" svg:height="5.839cm" svg:x="5.375cm" svg:y="12.97cm">
          <text:p text:style-name="P17"><text:span text:style-name="T10">Principle of LOCALITY</text:span></text:p>
          <text:list text:style-name="L7">
            <text:list-item>
              <text:p text:style-name="P17"><text:span text:style-name="T8">In space: data in near addresses are more likely to be accessed</text:span></text:p>
            </text:list-item>
            <text:list-item>
              <text:p text:style-name="P17"><text:span text:style-name="T8">In time: data recently accessed is more likely to be accessed again</text:span></text:p>
            </text:list-item>
          </text:list>
          <text:p text:style-name="P17"><text:span text:style-name="T8"/></text:p>
          <text:p text:style-name="P1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18" draw:layer="layout" svg:width="10.553cm" svg:height="2.537cm" svg:x="14.846cm" svg:y="3.736cm">
          <text:p text:style-name="P17"><text:span text:style-name="T8">Cache may have multiple levels successively slower but larger: L1, L2, L3… (2 or 3 levels co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6" draw:text-style-name="P19" draw:layer="layout" svg:width="1.266cm" svg:height="0.281cm" svg:x="17.194cm" svg:y="8.55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Flowchart: Magnetic Disk 24" draw:style-name="gr3" draw:text-style-name="P16" draw:layer="layout" svg:width="4.936cm" svg:height="3.563cm" svg:x="16.617cm" svg:y="13.099cm">
          <text:p text:style-name="P15"><text:span text:style-name="T7">Disk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Elbow Connector 26" draw:style-name="gr6" draw:text-style-name="P19" draw:layer="layout" svg:width="2.99cm" svg:height="6.327cm" svg:x="21.554cm" svg:y="8.552cm">
          <text:p/>
          <draw:enhanced-geometry draw:mirror-horizontal="true" draw:mirror-vertical="false" draw:text-areas="0 0 ?f2 ?f3" svg:viewBox="0 0 0 0" draw:type="ooxml-bentConnector3" draw:modifiers="-2123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" draw:style-name="gr4" draw:text-style-name="P18" draw:layer="layout" svg:width="6.726cm" svg:height="1.775cm" svg:x="0.55cm" svg:y="6.473cm">
          <text:p text:style-name="P17"><text:span text:style-name="T8">Cache hit rate = p</text:span></text:p>
          <text:p text:style-name="P17"><text:span text:style-name="T8">Cache miss rate = 1-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20" draw:layer="layout" svg:width="5.515cm" svg:height="1.013cm" svg:x="0.98cm" svg:y="8.486cm">
          <text:p text:style-name="P17"><text:span text:style-name="T8">Ta = pTc+(1-p)T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organiz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che organiza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Table 6" draw:style-name="standard" draw:layer="layout" svg:width="14.724cm" svg:height="10.299cm" svg:x="0.358cm" svg:y="5.93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7"><text:span text:style-name="T11">Set address</text:span></text:p>
              </table:table-cell>
              <table:table-cell>
                <text:p text:style-name="P17"><text:span text:style-name="T11">Tag(s)</text:span></text:p>
              </table:table-cell>
              <table:table-cell>
                <text:p text:style-name="P17"><text:span text:style-name="T11">Word n-1</text:span></text:p>
              </table:table-cell>
              <table:table-cell>
                <text:p text:style-name="P17"><text:span text:style-name="T11">…</text:span></text:p>
              </table:table-cell>
              <table:table-cell>
                <text:p text:style-name="P17"><text:span text:style-name="T11">Word 0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8">0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17"><text:span text:style-name="T8">x</text:span></text:p>
              </table:table-cell>
              <table:table-cell>
                <text:p text:style-name="P17"><text:span text:style-name="T8">X</text:span></text:p>
              </table:table-cell>
              <table:table-cell>
                <text:p text:style-name="P21"><text:span text:style-name="T8">D(X_x_n-1)</text:span></text:p>
              </table:table-cell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D(X_x_0)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17"><text:span text:style-name="T8">y</text:span></text:p>
              </table:table-cell>
              <table:table-cell>
                <text:p text:style-name="P17"><text:span text:style-name="T8">Y</text:span></text:p>
              </table:table-cell>
              <table:table-cell>
                <text:p text:style-name="P21"><text:span text:style-name="T8">D(Y_y_n-1)</text:span></text:p>
              </table:table-cell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D(Y_y_0)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>
                <text:p text:style-name="P17"><text:span text:style-name="T8">…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7"><text:span text:style-name="T8">z</text:span></text:p>
              </table:table-cell>
              <table:table-cell>
                <text:p text:style-name="P17"><text:span text:style-name="T8">Z</text:span></text:p>
              </table:table-cell>
              <table:table-cell>
                <text:p text:style-name="P21"><text:span text:style-name="T8">D(Z_z_n-1)</text:span></text:p>
              </table:table-cell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D(Z_z_0)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17"><text:span text:style-name="T8">#sets - 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7" draw:style-name="standard" draw:layer="layout" svg:width="8.244cm" svg:height="14.42cm" svg:x="15.508cm" svg:y="3.465cm">
          <table:table>
            <table:table-column table:style-name="co6"/>
            <table:table-column table:style-name="co7"/>
            <table:table-row table:style-name="ro4">
              <table:table-cell table:style-name="ce5">
                <text:p text:style-name="P17"><text:span text:style-name="T11">M-address</text:span></text:p>
              </table:table-cell>
              <table:table-cell table:style-name="ce2">
                <text:p text:style-name="P17"><text:span text:style-name="T11">M-content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17"><text:span text:style-name="T8">…</text:span></text:p>
              </table:table-cell>
            </table:table-row>
            <table:table-row table:style-name="ro4" table:default-cell-style-name="ce6">
              <table:table-cell>
                <text:p text:style-name="P17"><text:span text:style-name="T8">X_x_0</text:span></text:p>
              </table:table-cell>
              <table:table-cell>
                <text:p text:style-name="P17"><text:span text:style-name="T8">D(X_x_0)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…</text:span></text:p>
              </table:table-cell>
            </table:table-row>
            <table:table-row table:style-name="ro4" table:default-cell-style-name="ce6">
              <table:table-cell>
                <text:p text:style-name="P17"><text:span text:style-name="T8">X_x_n-1</text:span></text:p>
              </table:table-cell>
              <table:table-cell>
                <text:p text:style-name="P21"><text:span text:style-name="T8">D(X_x_n-1)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17"><text:span text:style-name="T8">…</text:span></text:p>
              </table:table-cell>
            </table:table-row>
            <table:table-row table:style-name="ro4" table:default-cell-style-name="ce7">
              <table:table-cell>
                <text:p text:style-name="P17"><text:span text:style-name="T8">Y_y_0</text:span></text:p>
              </table:table-cell>
              <table:table-cell>
                <text:p text:style-name="P17"><text:span text:style-name="T8">D(Y_y_0)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…</text:span></text:p>
              </table:table-cell>
            </table:table-row>
            <table:table-row table:style-name="ro4" table:default-cell-style-name="ce7">
              <table:table-cell>
                <text:p text:style-name="P17"><text:span text:style-name="T8">Y_y_n-1</text:span></text:p>
              </table:table-cell>
              <table:table-cell>
                <text:p text:style-name="P21"><text:span text:style-name="T8">D(Y_y_n-1)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17"><text:span text:style-name="T8">…</text:span></text:p>
              </table:table-cell>
            </table:table-row>
            <table:table-row table:style-name="ro4" table:default-cell-style-name="ce8">
              <table:table-cell>
                <text:p text:style-name="P17"><text:span text:style-name="T8">Z_z_0</text:span></text:p>
              </table:table-cell>
              <table:table-cell>
                <text:p text:style-name="P17"><text:span text:style-name="T8">D(Z_z_0)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…</text:span></text:p>
              </table:table-cell>
            </table:table-row>
            <table:table-row table:style-name="ro4" table:default-cell-style-name="ce8">
              <table:table-cell>
                <text:p text:style-name="P17"><text:span text:style-name="T8">Z_z_n-1</text:span></text:p>
              </table:table-cell>
              <table:table-cell>
                <text:p text:style-name="P21"><text:span text:style-name="T8">D(Z_z_n-1)</text:span></text:p>
              </table:table-cell>
            </table:table-row>
            <table:table-row table:style-name="ro5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17"><text:span text:style-name="T8">…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9" draw:style-name="gr5" draw:text-style-name="P18" draw:layer="layout" svg:width="13.457cm" svg:height="1.013cm" svg:x="2.58cm" svg:y="16.922cm">
          <text:p text:style-name="P17"><text:span text:style-name="T8">Cache line size: n (typically 8 /16 / 32 word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6" draw:layer="layout" svg:width="3.147cm" svg:height="0.822cm" svg:x="12.629cm" svg:y="1.267cm">
          <text:p text:style-name="P15"><text:span text:style-name="T7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16" draw:layer="layout" svg:width="3.992cm" svg:height="0.822cm" svg:x="15.782cm" svg:y="1.267cm">
          <text:p text:style-name="P15"><text:span text:style-name="T7">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6" draw:layer="layout" svg:width="3.553cm" svg:height="0.822cm" svg:x="19.769cm" svg:y="1.258cm">
          <text:p text:style-name="P15"><text:span text:style-name="T7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18" draw:layer="layout" svg:width="9.418cm" svg:height="1.013cm" svg:x="13.266cm" svg:y="0.27cm">
          <text:p text:style-name="P17"><text:span text:style-name="T8">Main memory address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18" draw:layer="layout" svg:width="11.145cm" svg:height="1.266cm" draw:transform="rotate (1.5707963267949) translate (23.625cm 16.25cm)">
          <text:p text:style-name="P17"><text:span text:style-name="T12">Sets: red, yellow, green, 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rectly Mapped Cache&#10;(each set only has 1 line in cache)" draw:style-name="dp1" draw:master-page-name="Title_20__2b__20_Content" presentation:presentation-page-layout-name="AL1T11">
        <draw:custom-shape draw:name="Rectangle 28" draw:style-name="gr3" draw:text-style-name="P16" draw:layer="layout" svg:width="2.068cm" svg:height="1.466cm" svg:x="17.912cm" svg:y="13.219cm">
          <text:p text:style-name="P15"><text:span text:style-name="T7">W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16" draw:layer="layout" svg:width="2.068cm" svg:height="1.466cm" svg:x="19.981cm" svg:y="13.219cm">
          <text:p text:style-name="P15"><text:span text:style-name="T7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" draw:text-style-name="P16" draw:layer="layout" svg:width="2.068cm" svg:height="1.466cm" svg:x="22.051cm" svg:y="13.219cm">
          <text:p text:style-name="P15"><text:span text:style-name="T7">W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" draw:text-style-name="P14" draw:layer="layout" svg:width="11.554cm" svg:height="9.217cm" svg:x="13.451cm" svg:y="6.703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13">Directly Mapped Cache</text:span><text:span text:style-name="T13"><text:line-break/></text:span><text:span text:style-name="T4">(each set only has 1 line in cache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3" draw:text-style-name="P16" draw:layer="layout" svg:width="2.291cm" svg:height="1.466cm" svg:x="15.351cm" svg:y="8.567cm">
          <text:p text:style-name="P15"><text:span text:style-name="T7">Ta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6" draw:layer="layout" svg:width="3.147cm" svg:height="0.822cm" svg:x="1.208cm" svg:y="8.672cm">
          <text:p text:style-name="P15"><text:span text:style-name="T7">Ta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6" draw:layer="layout" svg:width="3.72cm" svg:height="0.822cm" svg:x="4.356cm" svg:y="8.672cm">
          <text:p text:style-name="P15"><text:span text:style-name="T7">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draw:layer="layout" svg:width="3.553cm" svg:height="0.822cm" svg:x="8.077cm" svg:y="8.663cm">
          <text:p text:style-name="P15"><text:span text:style-name="T7">Offse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5" draw:style-name="gr6" draw:text-style-name="P19" draw:layer="layout" svg:width="0.856cm" svg:height="8.548cm" draw:transform="rotate (1.5707963267949) translate (6.217cm 9.529cm)">
          <text:p/>
          <draw:enhanced-geometry draw:mirror-horizontal="true" draw:mirror-vertical="false" draw:text-areas="0 0 ?f4 ?f5" svg:viewBox="0 0 0 0" draw:type="ooxml-bentConnector4" draw:modifiers="-157620 7385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Rectangle 21" draw:style-name="gr3" draw:text-style-name="P16" draw:layer="layout" svg:width="2.068cm" svg:height="1.466cm" svg:x="18.093cm" svg:y="8.567cm">
          <text:p text:style-name="P15"><text:span text:style-name="T7">W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" draw:text-style-name="P16" draw:layer="layout" svg:width="1.354cm" svg:height="1.413cm" svg:x="20.357cm" svg:y="8.594cm">
          <text:p text:style-name="P15"><text:span text:style-name="T7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" draw:text-style-name="P16" draw:layer="layout" svg:width="1.547cm" svg:height="1.466cm" svg:x="22.025cm" svg:y="8.571cm">
          <text:p text:style-name="P15"><text:span text:style-name="T7">W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8" draw:text-style-name="P22" draw:layer="layout" svg:width="5.562cm" svg:height="1.425cm" draw:transform="rotate (-3.14159265358979) translate (23.816cm 14.685cm)">
          <text:p text:style-name="P15"><text:span text:style-name="T7"/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44" draw:style-name="gr6" draw:text-style-name="P19" draw:layer="layout" svg:width="4.486cm" svg:height="8.577cm" draw:transform="rotate (1.5707963267949) translate (9.852cm 13.973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Oval 45" draw:style-name="gr3" draw:text-style-name="P16" draw:layer="layout" svg:width="2.515cm" svg:height="2.219cm" svg:x="4.202cm" svg:y="13.094cm">
          <text:p text:style-name="P15"><text:span text:style-name="T7">==?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47" draw:style-name="gr6" draw:text-style-name="P19" draw:layer="layout" svg:width="3.384cm" svg:height="10.148cm" draw:transform="rotate (-1.5707963267949) translate (16.498cm 10.034cm)">
          <text:p/>
          <draw:enhanced-geometry draw:mirror-horizontal="false" draw:mirror-vertical="false" draw:text-areas="0 0 ?f2 ?f3" svg:viewBox="0 0 0 0" draw:type="ooxml-bentConnector3" draw:modifiers="817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9" draw:style-name="gr6" draw:text-style-name="P19" draw:layer="layout" svg:width="3.923cm" svg:height="1.787cm" draw:transform="rotate (1.5707963267949) translate (2.78cm 13.41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1" draw:style-name="gr6" draw:text-style-name="P19" draw:layer="layout" svg:width="1.213cm" svg:height="3.218cm" draw:transform="rotate (1.5707963267949) translate (5.46cm 16.528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52" draw:style-name="gr4" draw:text-style-name="P18" draw:layer="layout" svg:width="3.602cm" svg:height="1.013cm" svg:x="8.694cm" svg:y="16.015cm">
          <text:p text:style-name="P17"><text:span text:style-name="T8">HIT / 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18" draw:layer="layout" svg:width="3.39cm" svg:height="1.013cm" svg:x="19.309cm" svg:y="16.921cm">
          <text:p text:style-name="P17"><text:span text:style-name="T8">Data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18" draw:layer="layout" svg:width="5.223cm" svg:height="1.013cm" svg:x="0.375cm" svg:y="7.109cm">
          <text:p text:style-name="P17"><text:span text:style-name="T8">Memory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" draw:text-style-name="P18" draw:layer="layout" svg:width="4.554cm" svg:height="1.013cm" svg:x="25.786cm" svg:y="7.153cm">
          <text:p text:style-name="P17"><text:span text:style-name="T8">Addressed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03" draw:style-name="gr6" draw:text-style-name="P19" draw:layer="layout" svg:width="3.18cm" svg:height="0.285cm" draw:transform="rotate (1.5707963267949) translate (22.797cm 13.21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05" draw:style-name="gr6" draw:text-style-name="P19" draw:layer="layout" svg:width="3.21cm" svg:height="0.018cm" draw:transform="rotate (-1.5707963267949) translate (21.035cm 10.008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07" draw:style-name="gr6" draw:text-style-name="P19" draw:layer="layout" svg:width="3.184cm" svg:height="0.181cm" draw:transform="rotate (-1.5707963267949) translate (19.128cm 10.034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66" draw:style-name="standard" draw:layer="layout" svg:width="8.844cm" svg:height="5.592cm" svg:x="14.766cm" svg:y="6.961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2">
              <table:table-cell>
                <text:p text:style-name="P17"><text:span text:style-name="T11">Tag</text:span></text:p>
              </table:table-cell>
              <table:table-cell>
                <text:p text:style-name="P17"><text:span text:style-name="T11">Wn-1</text:span></text:p>
              </table:table-cell>
              <table:table-cell>
                <text:p text:style-name="P17"><text:span text:style-name="T11">…</text:span></text:p>
              </table:table-cell>
              <table:table-cell>
                <text:p text:style-name="P17"><text:span text:style-name="T11">W0</text:span></text:p>
              </table:table-cell>
            </table:table-row>
            <table:table-row table:style-name="ro6" table:default-cell-style-name="ce3">
              <table:table-cell>
                <text:p text:style-name="P17"><text:span text:style-name="T8">0</text:span></text:p>
              </table:table-cell>
              <table:table-cell/>
              <table:table-cell/>
              <table:table-cell/>
            </table:table-row>
            <table:table-row table:style-name="ro7" table:default-cell-style-name="ce4"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17"><text:span text:style-name="T8">#sets-1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Straight Arrow Connector 124" draw:style-name="gr6" draw:text-style-name="P19" draw:layer="layout" svg:width="0.004cm" svg:height="2.265cm" svg:x="21.035cm" svg:y="14.68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y Associative Cache&#10;(single set, multiple lines)" draw:style-name="dp1" draw:master-page-name="Title_20__2b__20_Content" presentation:presentation-page-layout-name="AL1T11">
        <draw:custom-shape draw:name="Rectangle 59" draw:style-name="gr9" draw:text-style-name="P16" draw:layer="layout" svg:width="0.869cm" svg:height="0.779cm" svg:x="19.764cm" svg:y="13.566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9" draw:text-style-name="P16" draw:layer="layout" svg:width="0.869cm" svg:height="0.779cm" svg:x="22.34cm" svg:y="13.566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13">Fully Associative Cache</text:span><text:span text:style-name="T13"><text:line-break/></text:span><text:span text:style-name="T4">(single set, multiple lines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16" draw:layer="layout" svg:width="3.147cm" svg:height="0.822cm" svg:x="1.208cm" svg:y="8.672cm">
          <text:p text:style-name="P15"><text:span text:style-name="T7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draw:layer="layout" svg:width="3.553cm" svg:height="0.822cm" svg:x="4.392cm" svg:y="8.663cm">
          <text:p text:style-name="P15"><text:span text:style-name="T7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16" draw:layer="layout" svg:width="2.068cm" svg:height="1.466cm" svg:x="11.097cm" svg:y="8.21cm">
          <text:p text:style-name="P15"><text:span text:style-name="T7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" draw:text-style-name="P16" draw:layer="layout" svg:width="2.887cm" svg:height="1.466cm" svg:x="13.167cm" svg:y="8.21cm">
          <text:p text:style-name="P15"><text:span text:style-name="T7">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16" draw:layer="layout" svg:width="0.869cm" svg:height="0.779cm" svg:x="16.765cm" svg:y="14.072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16" draw:layer="layout" svg:width="2.068cm" svg:height="1.466cm" svg:x="28.598cm" svg:y="12.36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8" draw:text-style-name="P22" draw:layer="layout" svg:width="5.447cm" svg:height="1.026cm" draw:transform="rotate (-3.14159265358979) translate (24.242cm 14.586cm)">
          <text:p text:style-name="P15"><text:span text:style-name="T7"/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3" draw:text-style-name="P16" draw:layer="layout" svg:width="2.146cm" svg:height="2.219cm" svg:x="8.972cm" svg:y="10.92cm">
          <text:p text:style-name="P15"><text:span text:style-name="T7">==?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49" draw:style-name="gr6" draw:text-style-name="P19" draw:layer="layout" svg:width="2.534cm" svg:height="6.189cm" draw:transform="rotate (1.5707963267949) translate (2.78cm 12.03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51" draw:style-name="gr6" draw:text-style-name="P19" draw:layer="layout" svg:width="1.321cm" svg:height="6.719cm" draw:transform="rotate (1.5707963267949) translate (10.044cm 14.46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52" draw:style-name="gr4" draw:text-style-name="P18" draw:layer="layout" svg:width="3.602cm" svg:height="1.013cm" svg:x="13.26cm" svg:y="16.874cm">
          <text:p text:style-name="P17"><text:span text:style-name="T8">HIT / 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18" draw:layer="layout" svg:width="5.223cm" svg:height="1.013cm" svg:x="0.375cm" svg:y="7.109cm">
          <text:p text:style-name="P17"><text:span text:style-name="T8">Memory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" draw:text-style-name="P16" draw:layer="layout" svg:width="2.068cm" svg:height="1.466cm" svg:x="18.257cm" svg:y="8.204cm">
          <text:p text:style-name="P15"><text:span text:style-name="T7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" draw:text-style-name="P16" draw:layer="layout" svg:width="2.887cm" svg:height="1.466cm" svg:x="20.327cm" svg:y="8.204cm">
          <text:p text:style-name="P15"><text:span text:style-name="T7">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18" draw:layer="layout" svg:width="1.138cm" svg:height="1.013cm" svg:x="16.754cm" svg:y="8.424cm">
          <text:p text:style-name="P17"><text:span text:style-name="T8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2" draw:style-name="gr3" draw:text-style-name="P16" draw:layer="layout" svg:width="2.146cm" svg:height="2.219cm" svg:x="16.127cm" svg:y="10.92cm">
          <text:p text:style-name="P15"><text:span text:style-name="T7">==?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26" draw:style-name="gr6" draw:text-style-name="P19" draw:layer="layout" svg:width="5.006cm" svg:height="0.034cm" svg:x="11.119cm" svg:y="12.03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1" draw:style-name="gr6" draw:text-style-name="P19" draw:layer="layout" svg:width="1.243cm" svg:height="2.085cm" draw:transform="rotate (-1.5707963267949) translate (12.132cm 9.67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3" draw:style-name="gr6" draw:text-style-name="P19" draw:layer="layout" svg:width="1.249cm" svg:height="2.091cm" draw:transform="rotate (-1.5707963267949) translate (19.292cm 9.6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0" draw:style-name="gr6" draw:text-style-name="P19" draw:layer="layout" svg:width="3.888cm" svg:height="5.588cm" draw:transform="rotate (1.5707963267949) translate (14.611cm 13.566cm)">
          <text:p/>
          <draw:enhanced-geometry draw:mirror-horizontal="true" draw:mirror-vertical="false" draw:text-areas="0 0 ?f2 ?f3" svg:viewBox="0 0 0 0" draw:type="ooxml-bentConnector3" draw:modifiers="95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53" draw:style-name="gr8" draw:text-style-name="P22" draw:layer="layout" svg:width="3.268cm" svg:height="1.026cm" draw:transform="rotate (-3.14159265358979) translate (23.143cm 16.791cm)">
          <text:p text:style-name="P15"><text:span text:style-name="T7"/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43" draw:style-name="gr6" draw:text-style-name="P19" draw:layer="layout" svg:width="1.286cm" svg:height="0.389cm" svg:x="17.635cm" svg:y="14.07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8" draw:style-name="gr6" draw:text-style-name="P19" draw:layer="layout" svg:width="0.931cm" svg:height="0.001cm" draw:transform="rotate (1.5707963267949) translate (17.198cm 14.072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4" draw:style-name="gr6" draw:text-style-name="P19" draw:layer="layout" svg:width="3.894cm" svg:height="1.003cm" draw:transform="rotate (1.5707963267949) translate (21.769cm 13.56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6" draw:style-name="gr6" draw:text-style-name="P19" draw:layer="layout" svg:width="1.176cm" svg:height="0.008cm" draw:transform="rotate (-1.5707963267949) translate (21.518cm 14.58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8" draw:style-name="gr6" draw:text-style-name="P19" draw:layer="layout" svg:width="6.79cm" svg:height="13.833cm" draw:transform="rotate (1.5707963267949) translate (6.167cm 16.277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71" draw:style-name="gr4" draw:text-style-name="P18" draw:layer="layout" svg:width="2.861cm" svg:height="1.013cm" svg:x="13.885cm" svg:y="14.477cm">
          <text:p text:style-name="P17"><text:span text:style-name="T8">Enco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5" draw:style-name="gr6" draw:text-style-name="P19" draw:layer="layout" svg:width="0.001cm" svg:height="2.297cm" svg:x="17.2cm" svg:y="14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6" draw:text-style-name="P19" draw:layer="layout" svg:width="0.001cm" svg:height="1.026cm" svg:x="21.509cm" svg:y="16.7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8" draw:style-name="gr4" draw:text-style-name="P18" draw:layer="layout" svg:width="3.39cm" svg:height="1.013cm" svg:x="21.792cm" svg:y="17.151cm">
          <text:p text:style-name="P17"><text:span text:style-name="T8">Data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-Way Set Associative Cache&#10;(each set has k lines in cache)" draw:style-name="dp1" draw:master-page-name="Title_20__2b__20_Content" presentation:presentation-page-layout-name="AL1T11">
        <draw:custom-shape draw:name="Rectangle 7" draw:style-name="gr9" draw:text-style-name="P16" draw:layer="layout" svg:width="1.284cm" svg:height="0.918cm" svg:x="14.736cm" svg:y="10.017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9" draw:text-style-name="P16" draw:layer="layout" svg:width="1.268cm" svg:height="0.927cm" svg:x="17.056cm" svg:y="10.007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" draw:text-style-name="P16" draw:layer="layout" svg:width="0.791cm" svg:height="0.818cm" svg:x="21.072cm" svg:y="10.116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6" draw:layer="layout" svg:width="0.865cm" svg:height="0.861cm" svg:x="23.45cm" svg:y="10.074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16" draw:layer="layout" svg:width="0.879cm" svg:height="0.811cm" svg:x="19.596cm" svg:y="13.253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16" draw:layer="layout" svg:width="0.754cm" svg:height="0.852cm" svg:x="22.792cm" svg:y="13.294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" draw:text-style-name="P14" draw:layer="layout" svg:width="12.304cm" svg:height="10.725cm" svg:x="12.702cm" svg:y="6.703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6" draw:style-name="standard" draw:layer="layout" svg:width="11.058cm" svg:height="3.831cm" svg:x="13.517cm" svg:y="6.925cm">
          <table:table>
            <table:table-column table:style-name="co12"/>
            <table:table-column table:style-name="co13"/>
            <table:table-column table:style-name="co4"/>
            <table:table-column table:style-name="co14"/>
            <table:table-column table:style-name="co15"/>
            <table:table-row table:style-name="ro8" table:default-cell-style-name="ce2">
              <table:table-cell>
                <text:p text:style-name="P17"><text:span text:style-name="T11">Tag k</text:span></text:p>
              </table:table-cell>
              <table:table-cell>
                <text:p text:style-name="P17"><text:span text:style-name="T11">Line k</text:span></text:p>
              </table:table-cell>
              <table:table-cell>
                <text:p text:style-name="P17"><text:span text:style-name="T11">…</text:span></text:p>
              </table:table-cell>
              <table:table-cell>
                <text:p text:style-name="P17"><text:span text:style-name="T11">Tag 1</text:span></text:p>
              </table:table-cell>
              <table:table-cell>
                <text:p text:style-name="P17"><text:span text:style-name="T11">Line 1</text:span></text:p>
              </table:table-cell>
            </table:table-row>
            <table:table-row table:style-name="ro8" table:default-cell-style-name="ce3">
              <table:table-cell>
                <text:p text:style-name="P17"><text:span text:style-name="T8">0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>
                <text:p text:style-name="P17"><text:span text:style-name="T8">#sets-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Title 1" presentation:style-name="pr9" draw:text-style-name="P11" draw:layer="layout" svg:width="23.332cm" svg:height="2.411cm" svg:x="0.787cm" svg:y="4.026cm" presentation:class="title" presentation:user-transformed="true">
          <draw:text-box>
            <text:p text:style-name="P10"><text:span text:style-name="T13">K-Way Set Associative Cache</text:span><text:span text:style-name="T13"><text:line-break/></text:span><text:span text:style-name="T4">(each set has k lines in cache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16" draw:layer="layout" svg:width="3.147cm" svg:height="0.822cm" svg:x="1.208cm" svg:y="8.672cm">
          <text:p text:style-name="P15"><text:span text:style-name="T7">Ta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6" draw:layer="layout" svg:width="3.72cm" svg:height="0.822cm" svg:x="4.356cm" svg:y="8.672cm">
          <text:p text:style-name="P15"><text:span text:style-name="T7">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draw:layer="layout" svg:width="3.553cm" svg:height="0.822cm" svg:x="8.077cm" svg:y="8.663cm">
          <text:p text:style-name="P15"><text:span text:style-name="T7">Offse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5" draw:style-name="gr6" draw:text-style-name="P19" draw:layer="layout" svg:width="0.298cm" svg:height="7.3cm" draw:transform="rotate (1.5707963267949) translate (6.217cm 8.972cm)">
          <text:p/>
          <draw:enhanced-geometry draw:mirror-horizontal="true" draw:mirror-vertical="false" draw:text-areas="0 0 ?f4 ?f5" svg:viewBox="0 0 0 0" draw:type="ooxml-bentConnector4" draw:modifiers="-212215 79891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Trapezoid 8" draw:style-name="gr8" draw:text-style-name="P22" draw:layer="layout" svg:width="5.562cm" svg:height="0.949cm" draw:transform="rotate (-3.14159265358979) translate (24.46cm 14.21cm)">
          <text:p text:style-name="P15"><text:span text:style-name="T7"/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44" draw:style-name="gr6" draw:text-style-name="P19" draw:layer="layout" svg:width="5.959cm" svg:height="10.392cm" draw:transform="rotate (1.5707963267949) translate (9.854cm 15.446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Oval 45" draw:style-name="gr3" draw:text-style-name="P16" draw:layer="layout" svg:width="2.014cm" svg:height="1.967cm" svg:x="13.1cm" svg:y="12.374cm">
          <text:p text:style-name="P15"><text:span text:style-name="T7">==?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47" draw:style-name="gr6" draw:text-style-name="P19" draw:layer="layout" svg:width="1.438cm" svg:height="1.271cm" draw:transform="rotate (-1.5707963267949) translate (15.379cm 10.93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9" draw:style-name="gr6" draw:text-style-name="P19" draw:layer="layout" svg:width="3.862cm" svg:height="10.317cm" draw:transform="rotate (1.5707963267949) translate (2.78cm 13.358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51" draw:style-name="gr6" draw:text-style-name="P19" draw:layer="layout" svg:width="2.009cm" svg:height="2.799cm" draw:transform="rotate (1.5707963267949) translate (14.105cm 16.35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52" draw:style-name="gr4" draw:text-style-name="P18" draw:layer="layout" svg:width="3.602cm" svg:height="1.013cm" svg:x="6.194cm" svg:y="16.598cm">
          <text:p text:style-name="P17"><text:span text:style-name="T8">HIT / 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18" draw:layer="layout" svg:width="3.39cm" svg:height="1.013cm" svg:x="19.25cm" svg:y="18.066cm">
          <text:p text:style-name="P17"><text:span text:style-name="T8">Data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18" draw:layer="layout" svg:width="5.223cm" svg:height="1.013cm" svg:x="0.51cm" svg:y="7.688cm">
          <text:p text:style-name="P17"><text:span text:style-name="T8">Memory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03" draw:style-name="gr6" draw:text-style-name="P19" draw:layer="layout" svg:width="2.358cm" svg:height="0.713cm" draw:transform="rotate (-1.5707963267949) translate (23.883cm 10.93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05" draw:style-name="gr6" draw:text-style-name="P19" draw:layer="layout" svg:width="1.437cm" svg:height="4.735cm" draw:transform="rotate (-1.5707963267949) translate (21.468cm 10.93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07" draw:style-name="gr6" draw:text-style-name="P19" draw:layer="layout" svg:width="2.317cm" svg:height="2.344cm" draw:transform="rotate (1.5707963267949) translate (17.691cm 13.253cm)">
          <text:p/>
          <draw:enhanced-geometry draw:mirror-horizontal="true" draw:mirror-vertical="false" draw:text-areas="0 0 ?f2 ?f3" svg:viewBox="0 0 0 0" draw:type="ooxml-bentConnector3" draw:modifiers="4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46" draw:style-name="gr9" draw:text-style-name="P16" draw:layer="layout" svg:width="0.934cm" svg:height="0.924cm" svg:x="16.907cm" svg:y="15.889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3" draw:style-name="gr3" draw:text-style-name="P16" draw:layer="layout" svg:width="2.014cm" svg:height="1.967cm" svg:x="15.725cm" svg:y="12.373cm">
          <text:p text:style-name="P15"><text:span text:style-name="T7">==?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38" draw:style-name="gr6" draw:text-style-name="P19" draw:layer="layout" svg:width="0.609cm" svg:height="0.001cm" svg:x="15.114cm" svg:y="13.355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0" draw:style-name="gr6" draw:text-style-name="P19" draw:layer="layout" svg:width="1.547cm" svg:height="0.641cm" draw:transform="rotate (1.5707963267949) translate (16.73cm 15.88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63" draw:style-name="gr8" draw:text-style-name="P22" draw:layer="layout" svg:width="3.1cm" svg:height="0.949cm" draw:transform="rotate (-3.14159265358979) translate (23.229cm 15.921cm)">
          <text:p text:style-name="P15"><text:span text:style-name="T7"/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70" draw:style-name="gr6" draw:text-style-name="P19" draw:layer="layout" svg:width="2.144cm" svg:height="0.732cm" draw:transform="rotate (-1.5707963267949) translate (21.679cm 15.921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6" draw:style-name="gr6" draw:text-style-name="P19" draw:layer="layout" svg:width="0.76cm" svg:height="0.001cm" draw:transform="rotate (-1.5707963267949) translate (21.679cm 14.21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04" draw:style-name="gr6" draw:text-style-name="P19" draw:layer="layout" svg:width="1.173cm" svg:height="2.615cm" svg:x="17.842cm" svg:y="13.733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12" draw:style-name="gr6" draw:text-style-name="P19" draw:layer="layout" svg:width="0.296cm" svg:height="7.559cm" draw:transform="rotate (-1.5707963267949) translate (17.374cm 16.814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mber of bit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Number of bits</text:span></text:p>
          </draw:text-box>
        </draw:frame>
        <draw:frame draw:name="Content Placeholder 2" presentation:style-name="pr10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" text:id="id1" text:style-name="P12"><text:span text:style-name="T5">Number of Offset bits?</text:span></text:p>
              </text:list-item>
              <text:list-item>
                <text:p xml:id="id2" text:id="id2" text:style-name="P12"><text:span text:style-name="T5">A: log2(#words per line)</text:span></text:p>
              </text:list-item>
              <text:list-item>
                <text:p xml:id="id3" text:id="id3" text:style-name="P12"><text:span text:style-name="T5">Number of Set index bits</text:span></text:p>
              </text:list-item>
              <text:list-item>
                <text:p xml:id="id4" text:id="id4" text:style-name="P12"><text:span text:style-name="T5">A: log2(#sets)</text:span></text:p>
              </text:list-item>
              <text:list-item>
                <text:p xml:id="id5" text:id="id5" text:style-name="P12"><text:span text:style-name="T5">Number of Tag bits?</text:span></text:p>
              </text:list-item>
              <text:list-item>
                <text:p xml:id="id6" text:id="id6" text:style-name="P12"><text:span text:style-name="T5">A: address size – offset size - set siz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replacement policy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che replacement pol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7" text:id="id7" text:style-name="P12"><text:span text:style-name="T5">Upon a cache miss, line must be replaced</text:span></text:p>
              </text:list-item>
              <text:list-item>
                <text:p xml:id="id8" text:id="id8" text:style-name="P12"><text:span text:style-name="T5">Directly mapped cache (aka 1-way cache)</text:span></text:p>
              </text:list-item>
            </text:list>
            <text:list text:style-name="L9">
              <text:list-item>
                <text:list>
                  <text:list-item>
                    <text:p xml:id="id9" text:id="id9" text:style-name="P23"><text:span text:style-name="T14">Only one line to choose – no choice</text:span></text:p>
                  </text:list-item>
                </text:list>
              </text:list-item>
              <text:list-item>
                <text:p xml:id="id10" text:id="id10" text:style-name="P12"><text:span text:style-name="T5">K-way cache replacement policy</text:span></text:p>
                <text:list>
                  <text:list-item>
                    <text:p xml:id="id11" text:id="id11" text:style-name="P23"><text:span text:style-name="T14">Random replace (RR): needs random counter – easy </text:span></text:p>
                  </text:list-item>
                  <text:list-item>
                    <text:p xml:id="id12" text:id="id12" text:style-name="P23"><text:span text:style-name="T14">Least recently used (LRU): needs usage record – difficult</text:span></text:p>
                  </text:list-item>
                  <text:list-item>
                    <text:p xml:id="id13" text:id="id13" text:style-name="P23"><text:span text:style-name="T14">Pseudo LRU: needs 1 bit for the last used, replace adjacent – easy </text:span></text:p>
                  </text:list-item>
                  <text:list-item>
                    <text:p xml:id="id14" text:id="id14" text:style-name="P23"><text:span text:style-name="T14">Most recently used (MRU): needs 1 bit for the last used – easy </text:span></text:p>
                  </text:list-item>
                  <text:list-item>
                    <text:p xml:id="id15" text:id="id15" text:style-name="P23"><text:span text:style-name="T14">Least Frequently Used: needs frequency counter – difficult </text:span></text:p>
                  </text:list-item>
                  <text:list-item>
                    <text:p xml:id="id16" text:id="id16" text:style-name="P23"><text:span text:style-name="T14">…</text:span><text:span text:style-name="T14">. 17 policies listed in Wikipedia…</text:span></text:p>
                  </text:list-item>
                </text:list>
              </text:list-item>
            </text:list>
            <text:p text:style-name="P24"><text:span text:style-name="T14"/></text:p>
            <text:p text:style-name="P24"><text:span text:style-name="T14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write policy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che write pol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7" text:id="id17" text:style-name="P12"><text:span text:style-name="T5">Write-through</text:span></text:p>
              </text:list-item>
            </text:list>
            <text:list text:style-name="L9">
              <text:list-item>
                <text:list>
                  <text:list-item>
                    <text:p xml:id="id18" text:id="id18" text:style-name="P23"><text:span text:style-name="T14">data word (not block) is written to cache and main memory</text:span></text:p>
                  </text:list-item>
                </text:list>
              </text:list-item>
              <text:list-item>
                <text:p xml:id="id19" text:id="id19" text:style-name="P12"><text:span text:style-name="T5">Write-back</text:span></text:p>
                <text:list>
                  <text:list-item>
                    <text:p xml:id="id20" text:id="id20" text:style-name="P23"><text:span text:style-name="T14">Data is written to cache only</text:span></text:p>
                  </text:list-item>
                  <text:list-item>
                    <text:p xml:id="id21" text:id="id21" text:style-name="P23"><text:span text:style-name="T14">Data is written to memory only when line is replaced</text:span></text:p>
                  </text:list-item>
                  <text:list-item>
                    <text:p xml:id="id22" text:id="id22" text:style-name="P23"><text:span text:style-name="T14">Performance improvement with Dirty bi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23" text:id="id23" text:style-name="P25"><text:span text:style-name="T12">Dirty bit is set when line is modified</text:span></text:p>
                      </text:list-item>
                      <text:list-item>
                        <text:p xml:id="id24" text:id="id24" text:style-name="P25"><text:span text:style-name="T12">Upon replacement, data is saved in memory only if Dirty bit is set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14"/></text:p>
            <text:p text:style-name="P24"><text:span text:style-name="T14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rite through hardwar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rite through hardwa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draw:layer="layout" svg:width="5.672cm" svg:height="4.399cm" svg:x="2.718cm" svg:y="10.002cm">
          <text:p text:style-name="P15"><text:span text:style-name="T7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5.672cm" svg:height="4.399cm" svg:x="18.919cm" svg:y="9.837cm">
          <text:p text:style-name="P15"><text:span text:style-name="T7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5.672cm" svg:height="4.399cm" svg:x="10.72cm" svg:y="6.735cm">
          <text:p text:style-name="P15"><text:span text:style-name="T7">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4.401cm" svg:height="1.618cm" svg:x="12.341cm" svg:y="15.133cm">
          <text:p text:style-name="P15"><text:span text:style-name="T7">Write-through 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3" draw:style-name="gr6" draw:text-style-name="P19" draw:layer="layout" svg:width="2.328cm" svg:height="3.265cm" svg:x="8.391cm" svg:y="8.933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6" draw:text-style-name="P19" draw:layer="layout" svg:width="3.948cm" svg:height="3.74cm" svg:x="8.391cm" svg:y="12.20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6" draw:text-style-name="P19" draw:layer="layout" svg:width="5.361cm" svg:height="0.901cm" svg:x="16.394cm" svg:y="8.935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9" draw:style-name="gr6" draw:text-style-name="P19" draw:layer="layout" svg:width="5.012cm" svg:height="1.704cm" svg:x="16.743cm" svg:y="14.238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rite-through buffer overflo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rite-through buffer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draw:layer="layout" svg:width="2.969cm" svg:height="2.661cm" svg:x="1.39cm" svg:y="6.469cm">
          <text:p text:style-name="P15"><text:span text:style-name="T7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5.672cm" svg:height="4.399cm" svg:x="19.42cm" svg:y="6.297cm">
          <text:p text:style-name="P15"><text:span text:style-name="T7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3.661cm" svg:height="2.204cm" svg:x="8.678cm" svg:y="7.932cm">
          <text:p text:style-name="P15"><text:span text:style-name="T7">Cache L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4.781cm" svg:height="2.945cm" svg:x="9.493cm" svg:y="12.765cm">
          <text:p text:style-name="P15"><text:span text:style-name="T7">Write-through buffer (FIF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3" draw:style-name="gr6" draw:text-style-name="P19" draw:layer="layout" svg:width="4.317cm" svg:height="1.233cm" svg:x="4.36cm" svg:y="7.801cm">
          <text:p/>
          <draw:enhanced-geometry draw:mirror-horizontal="false" draw:mirror-vertical="false" draw:text-areas="0 0 ?f2 ?f3" svg:viewBox="0 0 0 0" draw:type="ooxml-bentConnector3" draw:modifiers="6905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6" draw:text-style-name="P19" draw:layer="layout" svg:width="5.131cm" svg:height="6.436cm" svg:x="4.36cm" svg:y="7.801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6" draw:text-style-name="P19" draw:layer="layout" svg:width="1.237cm" svg:height="0.536cm" svg:x="12.341cm" svg:y="8.497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6" draw:text-style-name="P19" draw:layer="layout" svg:width="1.355cm" svg:height="3.58cm" svg:x="14.274cm" svg:y="10.656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14" draw:style-name="gr3" draw:text-style-name="P16" draw:layer="layout" svg:width="4.1cm" svg:height="4.318cm" svg:x="13.579cm" svg:y="6.338cm">
          <text:p text:style-name="P15"><text:span text:style-name="T7">Cache L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3" draw:style-name="gr6" draw:text-style-name="P19" draw:layer="layout" svg:width="1.739cm" svg:height="0.001cm" svg:x="17.68cm" svg:y="8.495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43" draw:style-name="gr5" draw:text-style-name="P18" draw:layer="layout" svg:width="6.849cm" svg:height="4.823cm" svg:x="0.57cm" svg:y="12.779cm">
          <text:p text:style-name="P17"><text:span text:style-name="T9">Problem</text:span><text:span text:style-name="T8">: If write frequency greater than word write time to memory than WTB becomes full </text:span></text:p>
          <text:p text:style-name="P1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5" draw:text-style-name="P18" draw:layer="layout" svg:width="8.419cm" svg:height="3.299cm" svg:x="16.894cm" svg:y="13.559cm">
          <text:p text:style-name="P17"><text:span text:style-name="T9">Remedy</text:span><text:span text:style-name="T8">: use 2 cache levels, as writing to L2 cache is faster than writing to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write miss policy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</text:span><text:span text:style-name="T4">ch</text:span><text:span text:style-name="T4">e </text:span><text:span text:style-name="T4">wri</text:span><text:span text:style-name="T4">te </text:span><text:span text:style-name="T4">mi</text:span><text:span text:style-name="T4">ss </text:span><text:span text:style-name="T4">pol</text:span><text:span text:style-name="T4">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What to do when line to write is not in cache</text:span></text:p>
              </text:list-item>
              <text:list-item>
                <text:p text:style-name="P12"><text:span text:style-name="T5">Write allocate policy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4">Transfer line to cache then write to it</text:span></text:p>
                  </text:list-item>
                </text:list>
              </text:list-item>
              <text:list-item>
                <text:p text:style-name="P12"><text:span text:style-name="T5">Write not-allocate</text:span></text:p>
                <text:list>
                  <text:list-item>
                    <text:p text:style-name="P23"><text:span text:style-name="T14">Write to main memory only</text:span></text:p>
                  </text:list-item>
                </text:list>
              </text:list-item>
              <text:list-item>
                <text:p text:style-name="P12"><text:span text:style-name="T5">Usual policy combination</text:span></text:p>
                <text:list>
                  <text:list-item>
                    <text:p text:style-name="P23"><text:span text:style-name="T14">Write-through and write not-allocate </text:span></text:p>
                  </text:list-item>
                  <text:list-item>
                    <text:p text:style-name="P23"><text:span text:style-name="T14">Write-back and write allocate</text:span></text:p>
                  </text:list-item>
                </text:list>
              </text:list-item>
            </text:list>
            <text:p text:style-name="P24"><text:span text:style-name="T14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2-04">12/04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2-04">12/04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1">EC/SEC: </text:span><text:span text:style-name="MT1">DEEC/Insti</text:span><text:span text:style-name="MT1">tuto </text:span><text:span text:style-name="MT1">Superior </text:span><text:span text:style-name="MT1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3">Cli</text:span><text:span text:style-name="MT3">ck </text:span><text:span text:style-name="MT3">to </text:span><text:span text:style-name="MT3">edi</text:span><text:span text:style-name="MT3">t </text:span><text:span text:style-name="MT3">Ma</text:span><text:span text:style-name="MT3">ste</text:span><text:span text:style-name="MT3">r </text:span><text:span text:style-name="MT3">titl</text:span><text:span text:style-name="MT3">e </text:span><text:span text:style-name="MT3">sty</text:span><text:span text:style-name="MT3">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2-04">12/04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334</meta:editing-cycles>
    <meta:creation-date>2014-07-21T10:31:21</meta:creation-date>
    <dc:date>2018-12-04T12:38:40.977461462</dc:date>
    <meta:editing-duration>P9DT21H31M49S</meta:editing-duration>
    <meta:generator>LibreOffice/5.3.6.1$Linux_X86_64 LibreOffice_project/30$Build-1</meta:generator>
    <meta:document-statistic meta:object-count="258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